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# quake_35_1</text:p>
          </table:table-cell>
          <table:table-cell table:style-name="ce1" office:value-type="string">
            <text:p><text:s/>89.5906</text:p>
          </table:table-cell>
          <table:table-cell office:value-type="float" office:value="99.9925">
            <text:p>99.9925</text:p>
          </table:table-cell>
          <table:table-cell office:value-type="float" office:value="94.5062">
            <text:p>94.5062</text:p>
          </table:table-cell>
          <table:table-cell office:value-type="float" office:value="89.5839">
            <text:p>89.5839</text:p>
          </table:table-cell>
          <table:table-cell table:number-columns-repeated="3"/>
        </table:table-row>
        <table:table-row table:style-name="ro1">
          <table:table-cell office:value-type="string">
            <text:p># quake_35_3</text:p>
          </table:table-cell>
          <table:table-cell table:style-name="ce1" office:value-type="string">
            <text:p><text:s/>48.7684</text:p>
          </table:table-cell>
          <table:table-cell office:value-type="float" office:value="99.9926">
            <text:p>99.9926</text:p>
          </table:table-cell>
          <table:table-cell office:value-type="float" office:value="65.5613">
            <text:p>65.5613</text:p>
          </table:table-cell>
          <table:table-cell office:value-type="float" office:value="48.7648">
            <text:p>48.7648</text:p>
          </table:table-cell>
          <table:table-cell table:number-columns-repeated="3"/>
        </table:table-row>
        <table:table-row table:style-name="ro1">
          <table:table-cell office:value-type="string">
            <text:p># quake_70_1</text:p>
          </table:table-cell>
          <table:table-cell table:style-name="ce1" office:value-type="string">
            <text:p><text:s/>89.6438</text:p>
          </table:table-cell>
          <table:table-cell office:value-type="float" office:value="99.9929">
            <text:p>99.9929</text:p>
          </table:table-cell>
          <table:table-cell office:value-type="float" office:value="94.536">
            <text:p>94.536</text:p>
          </table:table-cell>
          <table:table-cell office:value-type="float" office:value="89.6375">
            <text:p>89.6375</text:p>
          </table:table-cell>
          <table:table-cell table:number-columns-repeated="3"/>
        </table:table-row>
        <table:table-row table:style-name="ro1">
          <table:table-cell office:value-type="string">
            <text:p># quake_70_3</text:p>
          </table:table-cell>
          <table:table-cell table:style-name="ce1" office:value-type="string">
            <text:p><text:s/>48.8224</text:p>
          </table:table-cell>
          <table:table-cell office:value-type="float" office:value="99.9929">
            <text:p>99.9929</text:p>
          </table:table-cell>
          <table:table-cell office:value-type="float" office:value="65.6101">
            <text:p>65.6101</text:p>
          </table:table-cell>
          <table:table-cell office:value-type="float" office:value="48.8189">
            <text:p>48.8189</text:p>
          </table:table-cell>
          <table:table-cell table:number-columns-repeated="3"/>
        </table:table-row>
        <table:table-row table:style-name="ro1">
          <table:table-cell office:value-type="string">
            <text:p># quake_140_1</text:p>
          </table:table-cell>
          <table:table-cell table:style-name="ce1" office:value-type="string">
            <text:p><text:s/>89.5921</text:p>
          </table:table-cell>
          <table:table-cell office:value-type="float" office:value="99.9931">
            <text:p>99.9931</text:p>
          </table:table-cell>
          <table:table-cell office:value-type="float" office:value="94.5073">
            <text:p>94.5073</text:p>
          </table:table-cell>
          <table:table-cell office:value-type="float" office:value="89.586">
            <text:p>89.586</text:p>
          </table:table-cell>
          <table:table-cell table:number-columns-repeated="3"/>
        </table:table-row>
        <table:table-row table:style-name="ro1">
          <table:table-cell office:value-type="string">
            <text:p># quake_140_3</text:p>
          </table:table-cell>
          <table:table-cell table:style-name="ce1" office:value-type="string">
            <text:p><text:s/>48.78</text:p>
          </table:table-cell>
          <table:table-cell office:value-type="float" office:value="99.9929">
            <text:p>99.9929</text:p>
          </table:table-cell>
          <table:table-cell office:value-type="float" office:value="65.5719">
            <text:p>65.5719</text:p>
          </table:table-cell>
          <table:table-cell office:value-type="float" office:value="48.7766">
            <text:p>48.7766</text:p>
          </table:table-cell>
          <table:table-cell table:number-columns-repeated="3"/>
        </table:table-row>
        <table:table-row table:style-name="ro1">
          <table:table-cell office:value-type="string">
            <text:p># musket_35_1</text:p>
          </table:table-cell>
          <table:table-cell table:style-name="ce1" office:value-type="string">
            <text:p><text:s/>92.6084</text:p>
          </table:table-cell>
          <table:table-cell office:value-type="float" office:value="99.7752">
            <text:p>99.7752</text:p>
          </table:table-cell>
          <table:table-cell office:value-type="float" office:value="96.0583">
            <text:p>96.0583</text:p>
          </table:table-cell>
          <table:table-cell office:value-type="float" office:value="92.3998">
            <text:p>92.3998</text:p>
          </table:table-cell>
          <table:table-cell table:number-columns-repeated="3"/>
        </table:table-row>
        <table:table-row table:style-name="ro1">
          <table:table-cell office:value-type="string">
            <text:p># musket_35_3</text:p>
          </table:table-cell>
          <table:table-cell table:style-name="ce1" office:value-type="string">
            <text:p><text:s/>92.0415</text:p>
          </table:table-cell>
          <table:table-cell office:value-type="float" office:value="99.6273">
            <text:p>99.6273</text:p>
          </table:table-cell>
          <table:table-cell office:value-type="float" office:value="95.6843">
            <text:p>95.6843</text:p>
          </table:table-cell>
          <table:table-cell office:value-type="float" office:value="91.6971">
            <text:p>91.6971</text:p>
          </table:table-cell>
          <table:table-cell table:number-columns-repeated="3"/>
        </table:table-row>
        <table:table-row table:style-name="ro1">
          <table:table-cell office:value-type="string">
            <text:p># musket_70_1</text:p>
          </table:table-cell>
          <table:table-cell table:style-name="ce1" office:value-type="string">
            <text:p><text:s/>92.5983</text:p>
          </table:table-cell>
          <table:table-cell office:value-type="float" office:value="99.7792">
            <text:p>99.7792</text:p>
          </table:table-cell>
          <table:table-cell office:value-type="float" office:value="96.0547">
            <text:p>96.0547</text:p>
          </table:table-cell>
          <table:table-cell office:value-type="float" office:value="92.3934">
            <text:p>92.3934</text:p>
          </table:table-cell>
          <table:table-cell table:number-columns-repeated="3"/>
        </table:table-row>
        <table:table-row table:style-name="ro1">
          <table:table-cell office:value-type="string">
            <text:p># musket_70_3</text:p>
          </table:table-cell>
          <table:table-cell table:style-name="ce1" office:value-type="string">
            <text:p><text:s/>92.0497</text:p>
          </table:table-cell>
          <table:table-cell office:value-type="float" office:value="99.6279">
            <text:p>99.6279</text:p>
          </table:table-cell>
          <table:table-cell office:value-type="float" office:value="95.689">
            <text:p>95.689</text:p>
          </table:table-cell>
          <table:table-cell office:value-type="float" office:value="91.7059">
            <text:p>91.7059</text:p>
          </table:table-cell>
          <table:table-cell table:number-columns-repeated="3"/>
        </table:table-row>
        <table:table-row table:style-name="ro1">
          <table:table-cell office:value-type="string">
            <text:p># musket_140_1</text:p>
          </table:table-cell>
          <table:table-cell table:style-name="ce1" office:value-type="string">
            <text:p><text:s/>92.597</text:p>
          </table:table-cell>
          <table:table-cell office:value-type="float" office:value="99.7766">
            <text:p>99.7766</text:p>
          </table:table-cell>
          <table:table-cell office:value-type="float" office:value="96.0529">
            <text:p>96.0529</text:p>
          </table:table-cell>
          <table:table-cell office:value-type="float" office:value="92.3897">
            <text:p>92.3897</text:p>
          </table:table-cell>
          <table:table-cell table:number-columns-repeated="3"/>
        </table:table-row>
        <table:table-row table:style-name="ro1">
          <table:table-cell office:value-type="string">
            <text:p># musket_140_3</text:p>
          </table:table-cell>
          <table:table-cell table:style-name="ce1" office:value-type="string">
            <text:p><text:s/>92.0334</text:p>
          </table:table-cell>
          <table:table-cell office:value-type="float" office:value="99.625">
            <text:p>99.625</text:p>
          </table:table-cell>
          <table:table-cell office:value-type="float" office:value="95.6788">
            <text:p>95.6788</text:p>
          </table:table-cell>
          <table:table-cell office:value-type="float" office:value="91.687">
            <text:p>91.687</text:p>
          </table:table-cell>
          <table:table-cell table:number-columns-repeated="3"/>
        </table:table-row>
        <table:table-row table:style-name="ro1">
          <table:table-cell office:value-type="string">
            <text:p># bless_35_1</text:p>
          </table:table-cell>
          <table:table-cell table:style-name="ce1" office:value-type="string">
            <text:p><text:s/>98.6822</text:p>
          </table:table-cell>
          <table:table-cell office:value-type="float" office:value="98.8966">
            <text:p>98.8966</text:p>
          </table:table-cell>
          <table:table-cell office:value-type="float" office:value="98.7893">
            <text:p>98.7893</text:p>
          </table:table-cell>
          <table:table-cell office:value-type="float" office:value="97.5812">
            <text:p>97.5812</text:p>
          </table:table-cell>
          <table:table-cell table:number-columns-repeated="3"/>
        </table:table-row>
        <table:table-row table:style-name="ro1">
          <table:table-cell office:value-type="string">
            <text:p># bless_35_3</text:p>
          </table:table-cell>
          <table:table-cell table:style-name="ce1" office:value-type="string">
            <text:p><text:s/>97.2889</text:p>
          </table:table-cell>
          <table:table-cell office:value-type="float" office:value="98.5898">
            <text:p>98.5898</text:p>
          </table:table-cell>
          <table:table-cell office:value-type="float" office:value="97.935">
            <text:p>97.935</text:p>
          </table:table-cell>
          <table:table-cell office:value-type="float" office:value="95.8973">
            <text:p>95.8973</text:p>
          </table:table-cell>
          <table:table-cell table:number-columns-repeated="3"/>
        </table:table-row>
        <table:table-row table:style-name="ro1">
          <table:table-cell office:value-type="string">
            <text:p># bless_70_1</text:p>
          </table:table-cell>
          <table:table-cell table:style-name="ce1" office:value-type="string">
            <text:p><text:s/>98.6856</text:p>
          </table:table-cell>
          <table:table-cell office:value-type="float" office:value="98.8775">
            <text:p>98.8775</text:p>
          </table:table-cell>
          <table:table-cell office:value-type="float" office:value="98.7815">
            <text:p>98.7815</text:p>
          </table:table-cell>
          <table:table-cell office:value-type="float" office:value="97.5653">
            <text:p>97.5653</text:p>
          </table:table-cell>
          <table:table-cell table:number-columns-repeated="3"/>
        </table:table-row>
        <table:table-row table:style-name="ro1">
          <table:table-cell office:value-type="string">
            <text:p># bless_70_3</text:p>
          </table:table-cell>
          <table:table-cell table:style-name="ce1" office:value-type="string">
            <text:p><text:s/>97.4787</text:p>
          </table:table-cell>
          <table:table-cell office:value-type="float" office:value="98.6157">
            <text:p>98.6157</text:p>
          </table:table-cell>
          <table:table-cell office:value-type="float" office:value="98.0439">
            <text:p>98.0439</text:p>
          </table:table-cell>
          <table:table-cell office:value-type="float" office:value="96.1103">
            <text:p>96.1103</text:p>
          </table:table-cell>
          <table:table-cell table:number-columns-repeated="3"/>
        </table:table-row>
        <table:table-row table:style-name="ro1">
          <table:table-cell office:value-type="string">
            <text:p># bless_140_1</text:p>
          </table:table-cell>
          <table:table-cell table:style-name="ce1" office:value-type="string">
            <text:p><text:s/>98.6499</text:p>
          </table:table-cell>
          <table:table-cell office:value-type="float" office:value="98.8836">
            <text:p>98.8836</text:p>
          </table:table-cell>
          <table:table-cell office:value-type="float" office:value="98.7666">
            <text:p>98.7666</text:p>
          </table:table-cell>
          <table:table-cell office:value-type="float" office:value="97.5361">
            <text:p>97.5361</text:p>
          </table:table-cell>
          <table:table-cell table:number-columns-repeated="3"/>
        </table:table-row>
        <table:table-row table:style-name="ro1">
          <table:table-cell office:value-type="string">
            <text:p># bless_140_3</text:p>
          </table:table-cell>
          <table:table-cell table:style-name="ce1" office:value-type="string">
            <text:p><text:s/>97.4661</text:p>
          </table:table-cell>
          <table:table-cell office:value-type="float" office:value="98.6118">
            <text:p>98.6118</text:p>
          </table:table-cell>
          <table:table-cell office:value-type="float" office:value="98.0356">
            <text:p>98.0356</text:p>
          </table:table-cell>
          <table:table-cell office:value-type="float" office:value="96.094">
            <text:p>96.094</text:p>
          </table:table-cell>
          <table:table-cell table:number-columns-repeated="3"/>
        </table:table-row>
        <table:table-row table:style-name="ro1">
          <table:table-cell office:value-type="string">
            <text:p># lighter_35_1</text:p>
          </table:table-cell>
          <table:table-cell table:style-name="ce1" office:value-type="string">
            <text:p><text:s/>99.3956</text:p>
          </table:table-cell>
          <table:table-cell office:value-type="float" office:value="99.109">
            <text:p>99.109</text:p>
          </table:table-cell>
          <table:table-cell office:value-type="float" office:value="99.2521">
            <text:p>99.2521</text:p>
          </table:table-cell>
          <table:table-cell office:value-type="float" office:value="98.502">
            <text:p>98.502</text:p>
          </table:table-cell>
          <table:table-cell table:number-columns-repeated="3"/>
        </table:table-row>
        <table:table-row table:style-name="ro1">
          <table:table-cell office:value-type="string">
            <text:p># lighter_35_3</text:p>
          </table:table-cell>
          <table:table-cell table:style-name="ce1" office:value-type="string">
            <text:p><text:s/>97.9924</text:p>
          </table:table-cell>
          <table:table-cell office:value-type="float" office:value="99.1348">
            <text:p>99.1348</text:p>
          </table:table-cell>
          <table:table-cell office:value-type="float" office:value="98.5603">
            <text:p>98.5603</text:p>
          </table:table-cell>
          <table:table-cell office:value-type="float" office:value="97.1371">
            <text:p>97.1371</text:p>
          </table:table-cell>
          <table:table-cell table:number-columns-repeated="3"/>
        </table:table-row>
        <table:table-row table:style-name="ro1">
          <table:table-cell office:value-type="string">
            <text:p># lighter_70_1</text:p>
          </table:table-cell>
          <table:table-cell table:style-name="ce1" office:value-type="string">
            <text:p><text:s/>99.3255</text:p>
          </table:table-cell>
          <table:table-cell office:value-type="float" office:value="99.0847">
            <text:p>99.0847</text:p>
          </table:table-cell>
          <table:table-cell office:value-type="float" office:value="99.2049">
            <text:p>99.2049</text:p>
          </table:table-cell>
          <table:table-cell office:value-type="float" office:value="98.4079">
            <text:p>98.4079</text:p>
          </table:table-cell>
          <table:table-cell table:number-columns-repeated="3"/>
        </table:table-row>
        <table:table-row table:style-name="ro1">
          <table:table-cell office:value-type="string">
            <text:p># lighter_70_3</text:p>
          </table:table-cell>
          <table:table-cell table:style-name="ce1" office:value-type="string">
            <text:p><text:s/>98.7146</text:p>
          </table:table-cell>
          <table:table-cell office:value-type="float" office:value="99.1634">
            <text:p>99.1634</text:p>
          </table:table-cell>
          <table:table-cell office:value-type="float" office:value="98.9384">
            <text:p>98.9384</text:p>
          </table:table-cell>
          <table:table-cell office:value-type="float" office:value="97.8817">
            <text:p>97.8817</text:p>
          </table:table-cell>
          <table:table-cell table:number-columns-repeated="3"/>
        </table:table-row>
        <table:table-row table:style-name="ro1">
          <table:table-cell office:value-type="string">
            <text:p># lighter_140_1</text:p>
          </table:table-cell>
          <table:table-cell table:style-name="ce1" office:value-type="string">
            <text:p><text:s/>99.3667</text:p>
          </table:table-cell>
          <table:table-cell office:value-type="float" office:value="99.0676">
            <text:p>99.0676</text:p>
          </table:table-cell>
          <table:table-cell office:value-type="float" office:value="99.2169">
            <text:p>99.2169</text:p>
          </table:table-cell>
          <table:table-cell office:value-type="float" office:value="98.4315">
            <text:p>98.4315</text:p>
          </table:table-cell>
          <table:table-cell table:number-columns-repeated="3"/>
        </table:table-row>
        <table:table-row table:style-name="ro1">
          <table:table-cell office:value-type="string">
            <text:p># lighter_140_3</text:p>
          </table:table-cell>
          <table:table-cell table:style-name="ce1" office:value-type="string">
            <text:p><text:s/>98.8725</text:p>
          </table:table-cell>
          <table:table-cell office:value-type="float" office:value="99.1679">
            <text:p>99.1679</text:p>
          </table:table-cell>
          <table:table-cell office:value-type="float" office:value="99.02">
            <text:p>99.02</text:p>
          </table:table-cell>
          <table:table-cell office:value-type="float" office:value="98.0429">
            <text:p>98.0429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haplo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35x</text:p>
          </table:table-cell>
          <table:table-cell/>
          <table:table-cell office:value-type="string">
            <text:p>70x</text:p>
          </table:table-cell>
          <table:table-cell/>
          <table:table-cell office:value-type="string">
            <text:p>140x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quake</text:p>
          </table:table-cell>
          <table:table-cell office:value-type="float" office:value="89.5906">
            <text:p>89.5906</text:p>
          </table:table-cell>
          <table:table-cell office:value-type="float" office:value="48.7684">
            <text:p>48.7684</text:p>
          </table:table-cell>
          <table:table-cell office:value-type="float" office:value="89.6438">
            <text:p>89.6438</text:p>
          </table:table-cell>
          <table:table-cell office:value-type="float" office:value="48.8224">
            <text:p>48.8224</text:p>
          </table:table-cell>
          <table:table-cell office:value-type="float" office:value="89.5921">
            <text:p>89.5921</text:p>
          </table:table-cell>
          <table:table-cell office:value-type="float" office:value="48.78">
            <text:p>48.78</text:p>
          </table:table-cell>
        </table:table-row>
        <table:table-row table:style-name="ro1">
          <table:table-cell/>
          <table:table-cell office:value-type="string">
            <text:p>musket</text:p>
          </table:table-cell>
          <table:table-cell office:value-type="float" office:value="92.6084">
            <text:p>92.6084</text:p>
          </table:table-cell>
          <table:table-cell office:value-type="float" office:value="92.0415">
            <text:p>92.0415</text:p>
          </table:table-cell>
          <table:table-cell office:value-type="float" office:value="92.5983">
            <text:p>92.5983</text:p>
          </table:table-cell>
          <table:table-cell office:value-type="float" office:value="92.0497">
            <text:p>92.0497</text:p>
          </table:table-cell>
          <table:table-cell office:value-type="float" office:value="92.597">
            <text:p>92.597</text:p>
          </table:table-cell>
          <table:table-cell office:value-type="float" office:value="92.0334">
            <text:p>92.0334</text:p>
          </table:table-cell>
        </table:table-row>
        <table:table-row table:style-name="ro1">
          <table:table-cell office:value-type="string">
            <text:p>Recall</text:p>
          </table:table-cell>
          <table:table-cell office:value-type="string">
            <text:p>bless</text:p>
          </table:table-cell>
          <table:table-cell office:value-type="float" office:value="98.6822">
            <text:p>98.6822</text:p>
          </table:table-cell>
          <table:table-cell office:value-type="float" office:value="97.2889">
            <text:p>97.2889</text:p>
          </table:table-cell>
          <table:table-cell office:value-type="float" office:value="98.6856">
            <text:p>98.6856</text:p>
          </table:table-cell>
          <table:table-cell office:value-type="float" office:value="97.4787">
            <text:p>97.4787</text:p>
          </table:table-cell>
          <table:table-cell office:value-type="float" office:value="98.6499">
            <text:p>98.6499</text:p>
          </table:table-cell>
          <table:table-cell office:value-type="float" office:value="97.4661">
            <text:p>97.4661</text:p>
          </table:table-cell>
        </table:table-row>
        <table:table-row table:style-name="ro1">
          <table:table-cell/>
          <table:table-cell office:value-type="string">
            <text:p>lighter</text:p>
          </table:table-cell>
          <table:table-cell office:value-type="float" office:value="99.3956">
            <text:p>99.3956</text:p>
          </table:table-cell>
          <table:table-cell office:value-type="float" office:value="97.9924">
            <text:p>97.9924</text:p>
          </table:table-cell>
          <table:table-cell office:value-type="float" office:value="99.3255">
            <text:p>99.3255</text:p>
          </table:table-cell>
          <table:table-cell office:value-type="float" office:value="98.7146">
            <text:p>98.7146</text:p>
          </table:table-cell>
          <table:table-cell office:value-type="float" office:value="99.3667">
            <text:p>99.3667</text:p>
          </table:table-cell>
          <table:table-cell office:value-type="float" office:value="98.8725">
            <text:p>98.8725</text:p>
          </table:table-cell>
        </table:table-row>
        <table:table-row table:style-name="ro1">
          <table:table-cell/>
          <table:table-cell office:value-type="string">
            <text:p>quake</text:p>
          </table:table-cell>
          <table:table-cell office:value-type="float" office:value="99.9925">
            <text:p>99.9925</text:p>
          </table:table-cell>
          <table:table-cell office:value-type="float" office:value="99.9926">
            <text:p>99.9926</text:p>
          </table:table-cell>
          <table:table-cell table:number-columns-repeated="2" office:value-type="float" office:value="99.9929">
            <text:p>99.9929</text:p>
          </table:table-cell>
          <table:table-cell office:value-type="float" office:value="99.9931">
            <text:p>99.9931</text:p>
          </table:table-cell>
          <table:table-cell office:value-type="float" office:value="99.9929">
            <text:p>99.9929</text:p>
          </table:table-cell>
        </table:table-row>
        <table:table-row table:style-name="ro1">
          <table:table-cell/>
          <table:table-cell office:value-type="string">
            <text:p>musket</text:p>
          </table:table-cell>
          <table:table-cell office:value-type="float" office:value="99.7752">
            <text:p>99.7752</text:p>
          </table:table-cell>
          <table:table-cell office:value-type="float" office:value="99.6273">
            <text:p>99.6273</text:p>
          </table:table-cell>
          <table:table-cell office:value-type="float" office:value="99.7792">
            <text:p>99.7792</text:p>
          </table:table-cell>
          <table:table-cell office:value-type="float" office:value="99.6279">
            <text:p>99.6279</text:p>
          </table:table-cell>
          <table:table-cell office:value-type="float" office:value="99.7766">
            <text:p>99.7766</text:p>
          </table:table-cell>
          <table:table-cell office:value-type="float" office:value="99.625">
            <text:p>99.625</text:p>
          </table:table-cell>
        </table:table-row>
        <table:table-row table:style-name="ro1">
          <table:table-cell office:value-type="string">
            <text:p>Prec</text:p>
          </table:table-cell>
          <table:table-cell office:value-type="string">
            <text:p>bless</text:p>
          </table:table-cell>
          <table:table-cell office:value-type="float" office:value="98.8966">
            <text:p>98.8966</text:p>
          </table:table-cell>
          <table:table-cell office:value-type="float" office:value="98.5898">
            <text:p>98.5898</text:p>
          </table:table-cell>
          <table:table-cell office:value-type="float" office:value="98.8775">
            <text:p>98.8775</text:p>
          </table:table-cell>
          <table:table-cell office:value-type="float" office:value="98.6157">
            <text:p>98.6157</text:p>
          </table:table-cell>
          <table:table-cell office:value-type="float" office:value="98.8836">
            <text:p>98.8836</text:p>
          </table:table-cell>
          <table:table-cell office:value-type="float" office:value="98.6118">
            <text:p>98.6118</text:p>
          </table:table-cell>
        </table:table-row>
        <table:table-row table:style-name="ro1">
          <table:table-cell/>
          <table:table-cell office:value-type="string">
            <text:p>lighter</text:p>
          </table:table-cell>
          <table:table-cell office:value-type="float" office:value="99.109">
            <text:p>99.109</text:p>
          </table:table-cell>
          <table:table-cell office:value-type="float" office:value="99.1348">
            <text:p>99.1348</text:p>
          </table:table-cell>
          <table:table-cell office:value-type="float" office:value="99.0847">
            <text:p>99.0847</text:p>
          </table:table-cell>
          <table:table-cell office:value-type="float" office:value="99.1634">
            <text:p>99.1634</text:p>
          </table:table-cell>
          <table:table-cell office:value-type="float" office:value="99.0676">
            <text:p>99.0676</text:p>
          </table:table-cell>
          <table:table-cell office:value-type="float" office:value="99.1679">
            <text:p>99.1679</text:p>
          </table:table-cell>
        </table:table-row>
        <table:table-row table:style-name="ro1">
          <table:table-cell/>
          <table:table-cell office:value-type="string">
            <text:p>quake</text:p>
          </table:table-cell>
          <table:table-cell office:value-type="float" office:value="94.5062">
            <text:p>94.5062</text:p>
          </table:table-cell>
          <table:table-cell office:value-type="float" office:value="65.5613">
            <text:p>65.5613</text:p>
          </table:table-cell>
          <table:table-cell office:value-type="float" office:value="94.536">
            <text:p>94.536</text:p>
          </table:table-cell>
          <table:table-cell office:value-type="float" office:value="65.6101">
            <text:p>65.6101</text:p>
          </table:table-cell>
          <table:table-cell office:value-type="float" office:value="94.5073">
            <text:p>94.5073</text:p>
          </table:table-cell>
          <table:table-cell office:value-type="float" office:value="65.5719">
            <text:p>65.5719</text:p>
          </table:table-cell>
        </table:table-row>
        <table:table-row table:style-name="ro1">
          <table:table-cell/>
          <table:table-cell office:value-type="string">
            <text:p>musket</text:p>
          </table:table-cell>
          <table:table-cell office:value-type="float" office:value="96.0583">
            <text:p>96.0583</text:p>
          </table:table-cell>
          <table:table-cell office:value-type="float" office:value="95.6843">
            <text:p>95.6843</text:p>
          </table:table-cell>
          <table:table-cell office:value-type="float" office:value="96.0547">
            <text:p>96.0547</text:p>
          </table:table-cell>
          <table:table-cell office:value-type="float" office:value="95.689">
            <text:p>95.689</text:p>
          </table:table-cell>
          <table:table-cell office:value-type="float" office:value="96.0529">
            <text:p>96.0529</text:p>
          </table:table-cell>
          <table:table-cell office:value-type="float" office:value="95.6788">
            <text:p>95.6788</text:p>
          </table:table-cell>
        </table:table-row>
        <table:table-row table:style-name="ro1">
          <table:table-cell office:value-type="string">
            <text:p>F-score</text:p>
          </table:table-cell>
          <table:table-cell office:value-type="string">
            <text:p>bless</text:p>
          </table:table-cell>
          <table:table-cell office:value-type="float" office:value="98.7893">
            <text:p>98.7893</text:p>
          </table:table-cell>
          <table:table-cell office:value-type="float" office:value="97.935">
            <text:p>97.935</text:p>
          </table:table-cell>
          <table:table-cell office:value-type="float" office:value="98.7815">
            <text:p>98.7815</text:p>
          </table:table-cell>
          <table:table-cell office:value-type="float" office:value="98.0439">
            <text:p>98.0439</text:p>
          </table:table-cell>
          <table:table-cell office:value-type="float" office:value="98.7666">
            <text:p>98.7666</text:p>
          </table:table-cell>
          <table:table-cell office:value-type="float" office:value="98.0356">
            <text:p>98.0356</text:p>
          </table:table-cell>
        </table:table-row>
        <table:table-row table:style-name="ro1">
          <table:table-cell/>
          <table:table-cell office:value-type="string">
            <text:p>lighter</text:p>
          </table:table-cell>
          <table:table-cell office:value-type="float" office:value="99.2521">
            <text:p>99.2521</text:p>
          </table:table-cell>
          <table:table-cell office:value-type="float" office:value="98.5603">
            <text:p>98.5603</text:p>
          </table:table-cell>
          <table:table-cell office:value-type="float" office:value="99.2049">
            <text:p>99.2049</text:p>
          </table:table-cell>
          <table:table-cell office:value-type="float" office:value="98.9384">
            <text:p>98.9384</text:p>
          </table:table-cell>
          <table:table-cell office:value-type="float" office:value="99.2169">
            <text:p>99.2169</text:p>
          </table:table-cell>
          <table:table-cell office:value-type="float" office:value="99.02">
            <text:p>99.02</text:p>
          </table:table-cell>
        </table:table-row>
        <table:table-row table:style-name="ro1">
          <table:table-cell/>
          <table:table-cell office:value-type="string">
            <text:p>quake</text:p>
          </table:table-cell>
          <table:table-cell office:value-type="float" office:value="89.5839">
            <text:p>89.5839</text:p>
          </table:table-cell>
          <table:table-cell office:value-type="float" office:value="48.7648">
            <text:p>48.7648</text:p>
          </table:table-cell>
          <table:table-cell office:value-type="float" office:value="89.6375">
            <text:p>89.6375</text:p>
          </table:table-cell>
          <table:table-cell office:value-type="float" office:value="48.8189">
            <text:p>48.8189</text:p>
          </table:table-cell>
          <table:table-cell office:value-type="float" office:value="89.586">
            <text:p>89.586</text:p>
          </table:table-cell>
          <table:table-cell office:value-type="float" office:value="48.7766">
            <text:p>48.7766</text:p>
          </table:table-cell>
        </table:table-row>
        <table:table-row table:style-name="ro1">
          <table:table-cell/>
          <table:table-cell office:value-type="string">
            <text:p>musket</text:p>
          </table:table-cell>
          <table:table-cell office:value-type="float" office:value="92.3998">
            <text:p>92.3998</text:p>
          </table:table-cell>
          <table:table-cell office:value-type="float" office:value="91.6971">
            <text:p>91.6971</text:p>
          </table:table-cell>
          <table:table-cell office:value-type="float" office:value="92.3934">
            <text:p>92.3934</text:p>
          </table:table-cell>
          <table:table-cell office:value-type="float" office:value="91.7059">
            <text:p>91.7059</text:p>
          </table:table-cell>
          <table:table-cell office:value-type="float" office:value="92.3897">
            <text:p>92.3897</text:p>
          </table:table-cell>
          <table:table-cell office:value-type="float" office:value="91.687">
            <text:p>91.687</text:p>
          </table:table-cell>
        </table:table-row>
        <table:table-row table:style-name="ro1">
          <table:table-cell office:value-type="string">
            <text:p>Gain</text:p>
          </table:table-cell>
          <table:table-cell office:value-type="string">
            <text:p>bless</text:p>
          </table:table-cell>
          <table:table-cell office:value-type="float" office:value="97.5812">
            <text:p>97.5812</text:p>
          </table:table-cell>
          <table:table-cell office:value-type="float" office:value="95.8973">
            <text:p>95.8973</text:p>
          </table:table-cell>
          <table:table-cell office:value-type="float" office:value="97.5653">
            <text:p>97.5653</text:p>
          </table:table-cell>
          <table:table-cell office:value-type="float" office:value="96.1103">
            <text:p>96.1103</text:p>
          </table:table-cell>
          <table:table-cell office:value-type="float" office:value="97.5361">
            <text:p>97.5361</text:p>
          </table:table-cell>
          <table:table-cell office:value-type="float" office:value="96.094">
            <text:p>96.094</text:p>
          </table:table-cell>
        </table:table-row>
        <table:table-row table:style-name="ro1">
          <table:table-cell/>
          <table:table-cell office:value-type="string">
            <text:p>lighter</text:p>
          </table:table-cell>
          <table:table-cell office:value-type="float" office:value="98.502">
            <text:p>98.502</text:p>
          </table:table-cell>
          <table:table-cell office:value-type="float" office:value="97.1371">
            <text:p>97.1371</text:p>
          </table:table-cell>
          <table:table-cell office:value-type="float" office:value="98.4079">
            <text:p>98.4079</text:p>
          </table:table-cell>
          <table:table-cell office:value-type="float" office:value="97.8817">
            <text:p>97.8817</text:p>
          </table:table-cell>
          <table:table-cell office:value-type="float" office:value="98.4315">
            <text:p>98.4315</text:p>
          </table:table-cell>
          <table:table-cell office:value-type="float" office:value="98.0429">
            <text:p>98.042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haploid case </text:p>
          </table:table-cell>
          <table:table-cell office:value-type="string">
            <text:p>in table B</text:p>
          </table:table-cell>
          <table:table-cell office:value-type="string">
            <text:p>ecoli km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60154">
            <text:p>9060154</text:p>
          </table:table-cell>
          <table:table-cell office:value-type="float" office:value="9060246">
            <text:p>9060246</text:p>
          </table:table-cell>
          <table:table-cell table:number-columns-repeated="5"/>
        </table:table-row>
        <table:table-row table:style-name="ro1">
          <table:table-cell office:value-type="string">
            <text:p>diploid case</text:p>
          </table:table-cell>
          <table:table-cell office:value-type="string">
            <text:p>in table B</text:p>
          </table:table-cell>
          <table:table-cell office:value-type="string">
            <text:p>heter kmer</text:p>
          </table:table-cell>
          <table:table-cell table:number-columns-repeated="5"/>
        </table:table-row>
        <table:table-row table:style-name="ro1">
          <table:table-cell office:value-type="string">
            <text:p>70x diploid</text:p>
          </table:table-cell>
          <table:table-cell office:value-type="float" office:value="158972">
            <text:p>158972</text:p>
          </table:table-cell>
          <table:table-cell office:value-type="float" office:value="159117">
            <text:p>159117</text:p>
          </table:table-cell>
          <table:table-cell table:number-columns-repeated="5"/>
        </table:table-row>
        <table:table-row table:style-name="ro1">
          <table:table-cell office:value-type="string">
            <text:p>0.001 mutation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2/01/2014</text:date>, <text:time>21:0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 Song</meta:initial-creator>
    <meta:creation-date>2014-02-01T16:50:06</meta:creation-date>
    <dc:date>2014-02-01T21:00:14</dc:date>
    <dc:creator>Li Song</dc:creator>
    <meta:editing-duration>PT04H10M13S</meta:editing-duration>
    <meta:editing-cycles>9</meta:editing-cycles>
    <meta:generator>OpenOffice.org/3.2$Linux OpenOffice.org_project/320m12$Build-9483</meta:generator>
    <meta:document-statistic meta:table-count="3" meta:cell-count="258" meta:object-count="0"/>
  </office:meta>
</office:document-meta>
</file>